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5be" officeooo:paragraph-rsid="001605be"/>
    </style:style>
    <style:style style:name="P2" style:family="paragraph" style:parent-style-name="Standard">
      <style:text-properties officeooo:rsid="001605be" officeooo:paragraph-rsid="001605be"/>
    </style:style>
    <style:style style:name="P3" style:family="paragraph" style:parent-style-name="Standard">
      <style:text-properties officeooo:rsid="001796af" officeooo:paragraph-rsid="001796af"/>
    </style:style>
    <style:style style:name="P4" style:family="paragraph" style:parent-style-name="Standard">
      <style:text-properties officeooo:paragraph-rsid="001796af"/>
    </style:style>
    <style:style style:name="P5" style:family="paragraph" style:parent-style-name="Preformatted_20_Text">
      <loext:graphic-properties draw:fill="solid" draw:fill-color="#2d2d2d" draw:opacity="100%"/>
      <style:paragraph-properties fo:line-height="150%" fo:text-align="start" style:justify-single-word="false" fo:orphans="2" fo:widows="2" fo:background-color="#2d2d2d"/>
    </style:style>
    <style:style style:name="P6" style:family="paragraph" style:parent-style-name="Preformatted_20_Text">
      <loext:graphic-properties draw:fill="solid" draw:fill-color="#2d2d2d" draw:opacity="100%"/>
      <style:paragraph-properties fo:margin-top="0in" fo:margin-bottom="0.1965in" loext:contextual-spacing="false" fo:line-height="150%" fo:text-align="start" style:justify-single-word="false" fo:orphans="2" fo:widows="2" fo:background-color="#2d2d2d"/>
    </style:style>
    <style:style style:name="T1" style:family="text">
      <style:text-properties officeooo:rsid="001796af"/>
    </style:style>
    <style:style style:name="T2" style:family="text">
      <style:text-properties fo:font-variant="normal" fo:text-transform="none" fo:color="#cccccc" style:font-name="Consolas" fo:font-size="8.25pt" fo:letter-spacing="normal" fo:font-style="normal" fo:font-weight="normal"/>
    </style:style>
    <style:style style:name="T3" style:family="text">
      <style:text-properties fo:font-variant="normal" fo:text-transform="none" fo:color="#e2777a" style:font-name="Consolas" fo:font-size="8.25pt" fo:letter-spacing="normal" fo:font-style="normal" fo:font-weight="normal"/>
    </style:style>
    <style:style style:name="T4" style:family="text">
      <style:text-properties fo:font-variant="normal" fo:text-transform="none" fo:color="#e2777a" fo:letter-spacing="normal"/>
    </style:style>
    <style:style style:name="T5" style:family="text">
      <style:text-properties fo:font-variant="normal" fo:text-transform="none" fo:color="#7ec699" style:font-name="Consolas" fo:font-size="8.25pt" fo:letter-spacing="normal" fo:font-style="normal" fo:font-weight="normal"/>
    </style:style>
    <style:style style:name="T6" style:family="text">
      <style:text-properties fo:font-variant="normal" fo:text-transform="none" fo:color="#67cdcc" style:font-name="Consolas" fo:font-size="8.25pt" fo:letter-spacing="normal" fo:font-style="normal" fo:font-weight="normal"/>
    </style:style>
    <style:style style:name="T7" style:family="text">
      <style:text-properties officeooo:rsid="00192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 I –save react-router-dom</text:p>
      <text:p text:style-name="P1"/>
      <text:p text:style-name="P1">import { BrowserRouter as Router, Route, Link } from "react-router-dom";</text:p>
      <text:p text:style-name="P1"/>
      <text:p text:style-name="P1">&lt;Router&gt;</text:p>
      <text:p text:style-name="P1"><text:tab/>&lt;Route path=”/” exac=”true component={} /&gt;</text:p>
      <text:p text:style-name="P1">&lt;/Router&gt;</text:p>
      <text:p text:style-name="P1"/>
      <text:p text:style-name="P1">&lt;Link to=”/”&gt;&lt;/Link&gt;</text:p>
      <text:p text:style-name="P1"/>
      <text:p text:style-name="P3">&lt;Switch&gt;</text:p>
      <text:p text:style-name="P3"><text:tab/>&lt;Route path=”/” component={A} / &gt;</text:p>
      <text:p text:style-name="P3"><text:tab/>&lt;Route path=”/b” component={B} /&gt;</text:p>
      <text:p text:style-name="P4"><text:span text:style-name="T1"><text:tab/>&lt;Route path=”/c” component={C} exact=true&gt;</text:span></text:p>
      <text:p text:style-name="P3"><text:tab/><text:span text:style-name="T7">&lt;Route path=”/d” render={props =&gt; &lt;D {...props} /&gt;} <text:s/>extra=true <text:s/>/&gt;</text:span></text:p>
      <text:p text:style-name="P3"><text:tab/>&lt;Route component={ NotFound } /&gt;</text:p>
      <text:p text:style-name="P3">&lt;/Switch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56:56.732867306</meta:creation-date>
    <meta:generator>LibreOffice/6.0.7.3$Linux_X86_64 LibreOffice_project/00m0$Build-3</meta:generator>
    <dc:date>2019-08-02T17:51:43.523855792</dc:date>
    <meta:editing-duration>PT1H19M44S</meta:editing-duration>
    <meta:editing-cycles>5</meta:editing-cycles>
    <meta:document-statistic meta:table-count="0" meta:image-count="0" meta:object-count="0" meta:page-count="1" meta:paragraph-count="13" meta:word-count="52" meta:character-count="409" meta:non-whitespace-character-count="362"/>
  </office:meta>
</office:document-meta>
</file>